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obe Fan Heiti Std" svg:font-family="'Adobe Fan Heiti Std'" style:font-pitch="variable"/>
    <style:font-face style:name="Andale Mono" svg:font-family="'Andale Mono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ppleGothic" svg:font-family="AppleGothic" style:font-family-generic="swiss" style:font-pitch="variable"/>
    <style:font-face style:name="Kozuka Gothic Pr6N" svg:font-family="'Kozuka Gothic Pr6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1" style:family="paragraph">
      <style:text-properties fo:color="#dddddd" style:font-name="Andale Mono"/>
    </style:style>
    <style:style style:name="P2" style:family="paragraph">
      <style:text-properties fo:color="#dddddd" style:font-name="Andale Mono" fo:font-size="24pt"/>
    </style:style>
    <style:style style:name="T1" style:family="text">
      <style:text-properties fo:color="#dddddd" style:font-name="Andale Mono" fo:font-size="13pt" style:font-size-asian="13pt" style:font-size-complex="13pt"/>
    </style:style>
    <style:style style:name="T2" style:family="text">
      <style:text-properties fo:color="#dddddd" style:font-name="Andale Mono"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94cm" svg:x="1.4cm" svg:y="8.731cm" presentation:class="title" presentation:user-transformed="true">
          <draw:text-box>
            <text:p><text:span text:style-name="T1">Axel Wallau</text:span><text:line-break/>Rails4 / Variants</text:p>
          </draw:text-box>
        </draw:frame>
        <draw:frame presentation:style-name="pr2" draw:text-style-name="P2" draw:layer="layout" svg:width="25.199cm" svg:height="1.4cm" svg:x="1.4cm" svg:y="10.6cm" presentation:class="subtitle" presentation:user-transformed="true">
          <draw:text-box>
            <text:p text:style-name="P1"><text:span text:style-name="T2">Entwicklertag 25.09.201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Slide Titl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Ubuntu is one heck of a font.</text:p>
              </text:list-item>
              <text:list-item>
                <text:p>Don't you agre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dobe Fan Heiti Std" svg:font-family="'Adobe Fan Heiti Std'" style:font-pitch="variable"/>
    <style:font-face style:name="Andale Mono" svg:font-family="'Andale Mono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ppleGothic" svg:font-family="AppleGothic" style:font-family-generic="swiss" style:font-pitch="variable"/>
    <style:font-face style:name="Kozuka Gothic Pr6N" svg:font-family="'Kozuka Gothic Pr6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3T14:06:02.608577000</meta:creation-date>
    <meta:editing-duration>P0D</meta:editing-duration>
    <meta:editing-cycles>2</meta:editing-cycles>
    <meta:generator>LibreOffice/4.2.7.2$MacOSX_X86_64 LibreOffice_project/933c0aa564ec4f8883ed5732c866db48dca4dac5</meta:generator>
    <dc:date>2015-09-23T14:12:29.356097000</dc:date>
    <meta:document-statistic meta:object-count="40"/>
  </office:meta>
</office:document-meta>
</file>